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D000001F0EE09B86310F743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Inter2" svg:font-family="Inter, sans-serif"/>
    <style:font-face style:name="Lexend" svg:font-family="Lexend" style:font-family-generic="roman" style:font-pitch="variable"/>
    <style:font-face style:name="Lexend1" svg:font-family="Lexend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14304"/>
    </style:style>
    <style:style style:name="P2" style:family="paragraph" style:parent-style-name="Standard">
      <style:paragraph-properties fo:text-align="start" style:justify-single-word="false"/>
      <style:text-properties fo:font-size="22pt" officeooo:paragraph-rsid="00114304" style:font-size-asian="22pt" style:font-size-complex="22pt"/>
    </style:style>
    <style:style style:name="P3" style:family="paragraph" style:parent-style-name="Title" style:master-page-name="Standard">
      <style:paragraph-properties fo:text-align="start" style:justify-single-word="false" style:page-number="1"/>
      <style:text-properties fo:font-size="22pt" style:font-size-asian="22pt" style:font-size-complex="22pt"/>
    </style:style>
    <style:style style:name="P4" style:family="paragraph" style:parent-style-name="Heading_20_2">
      <style:paragraph-properties fo:margin-top="0.25in" fo:margin-bottom="0.0835in" style:contextual-spacing="false" fo:line-height="179%" fo:text-align="justify" style:justify-single-word="false" style:writing-mode="lr-tb"/>
      <style:text-properties fo:font-variant="normal" fo:text-transform="none" fo:color="#0c343d" loext:opacity="100%" style:text-line-through-style="none" style:text-line-through-type="none" style:font-name="Inter2" fo:font-size="16pt" fo:font-style="normal" style:text-underline-style="none" fo:font-weight="bold" style:text-blinking="false" fo:background-color="transparent"/>
    </style:style>
    <style:style style:name="P5" style:family="paragraph" style:parent-style-name="Standard" style:list-style-name="WWNum1">
      <style:text-properties officeooo:paragraph-rsid="00114304"/>
    </style:style>
    <style:style style:name="P6" style:family="paragraph" style:parent-style-name="Text_20_body">
      <style:paragraph-properties fo:margin-top="0in" fo:margin-bottom="0.139in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Inter2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31xmxev3psvv"/>Redes neuronales para el reconocimiento de figuras geométricas</text:p>
      <text:p text:style-name="P2"><text:bookmark text:name="docs-internal-guid-c5b2e6c9-7fff-e251-498c-358a79936f1e"/><text:span text:style-name="T1"><draw:frame draw:style-name="fr1" draw:name="Imagen1" text:anchor-type="as-char" svg:y="-1.2709in" svg:width="1.6583in" svg:height="1.6665in" draw:z-index="0"><draw:image xlink:href="Pictures/10000001000001ED000001F0EE09B86310F743AB.png" xlink:type="simple" xlink:show="embed" xlink:actuate="onLoad" draw:mime-type="image/png"/></draw:frame></text:span><text:s/></text:p>
      <text:p text:style-name="P1"><text:bookmark text:name="_z08mxe34ijsd"/>Red Neuronal</text:p>
      <text:list text:style-name="WWNum1">
        <text:list-item>
          <text:p text:style-name="P5">Es un método de la inteligencia artificial que enseña a las computadoras a procesar datos, inspirada en la forma en que lo hace el cerebro humano. </text:p>
        </text:list-item>
        <text:list-item>
          <text:p text:style-name="P5"><text:bookmark text:name="docs-internal-guid-cc4d5355-7fff-9d38-8ce5-27eef5197793"/>Es un tipo de proceso de machine learning llamado aprendizaje profundo.</text:p>
        </text:list-item>
        <text:list-item>
          <text:p text:style-name="P5">Utiliza los nodos o neuronas interconectados en una estructura de capas.</text:p>
        </text:list-item>
      </text:list>
      <text:p text:style-name="P4"><text:bookmark text:name="docs-internal-guid-0f520a2c-7fff-4fa4-2383-a27cfb0b3c35"/>Sobre el proyecto</text:p>
      <text:p text:style-name="P6">El objetivo del proyecto es implementar una red neuronal artificial para el reconocimiento de figuras geométricas, enseñándole a la computadora a procesar un set de datos ingresados con distintas imágenes de diferentes figuras.</text:p>
      <text:p text:style-name="P6">La idea es desarrollar una interfaz de usuario que permita al usuario ingresar una imagen que contenga una figura geométrica y el programa le mostrará sobre esa misma interfaz el resultado, por ejemplo con el texto: “Cuadrado”. </text:p>
      <text:p text:style-name="P6">Internamente, el programa poseerá un set de datos, que contendrá las imágenes, previamente normalizadas y validadas, con su correspondiente etiqueta (el nombre de la figura). Este set de datos servirá para enseñarle a la computadora a través de un entrenador, que estará conectado a un modelo: posee las diferentes capas, el optimizador, el tamaño del bache y el formato de entrada y salida, entre otras funcionalidades que se irán agregando a lo largo del desarrollo del proyecto.</text:p>
      <text:p text:style-name="Text_20_body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Inter2" svg:font-family="Inter, sans-serif"/>
    <style:font-face style:name="Lexend" svg:font-family="Lexend" style:font-family-generic="roman" style:font-pitch="variable"/>
    <style:font-face style:name="Lexend1" svg:font-family="Lexend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nter" fo:font-size="11pt" fo:language="es" fo:country="none" style:letter-kerning="false" style:font-name-asian="Inter1" style:font-size-asian="11pt" style:language-asian="zh" style:country-asian="CN" style:font-name-complex="Inter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Inter" fo:font-size="11pt" fo:language="es" fo:country="none" style:letter-kerning="false" style:font-name-asian="Inter1" style:font-size-asian="11pt" style:language-asian="zh" style:country-asian="CN" style:font-name-complex="Inter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style:contextual-spacing="false" fo:line-height="100%" fo:keep-together="always" fo:keep-with-next="always"/>
      <style:text-properties fo:color="#0c343d" loext:opacity="100%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color="#0c343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555in" style:contextual-spacing="false" fo:line-height="100%" fo:keep-together="always" fo:keep-with-next="always"/>
      <style:text-properties fo:color="#0c343d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 fo:keep-together="always" fo:keep-with-next="always"/>
      <style:text-properties fo:color="#073763" loext:opacity="100%" style:font-name="Lexend" fo:font-family="Lexend" style:font-family-generic="roman" style:font-pitch="variable" fo:font-size="30pt" fo:font-weight="bold" style:font-name-asian="Lexend1" style:font-family-asian="Lexend" style:font-family-generic-asian="system" style:font-pitch-asian="variable" style:font-size-asian="30pt" style:font-weight-asian="bold" style:font-name-complex="Lexend1" style:font-family-complex="Lexend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1c4587" loext:opacity="100%" style:font-name="Arial" fo:font-family="Arial" style:font-family-generic="roman" style:font-pitch="variable" fo:font-size="15pt" fo:font-style="italic" fo:font-weight="bold" style:font-name-asian="Arial1" style:font-family-asian="Arial" style:font-family-generic-asian="system" style:font-pitch-asian="variable" style:font-size-asian="15pt" style:font-style-asian="italic" style:font-weight-asian="bold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19T12:18:26.402000000</dc:date>
    <meta:editing-duration>PT2M30S</meta:editing-duration>
    <meta:editing-cycles>2</meta:editing-cycles>
    <meta:document-statistic meta:table-count="0" meta:image-count="1" meta:object-count="0" meta:page-count="2" meta:paragraph-count="11" meta:word-count="211" meta:character-count="1322" meta:non-whitespace-character-count="1119"/>
  </office:meta>
</office:document-meta>
</file>